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9447" calcext:value-type="float">
            <text:p>0.00039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0135" calcext:value-type="float">
            <text:p>0.000401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0919" calcext:value-type="float">
            <text:p>0.00040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1804" calcext:value-type="float">
            <text:p>0.000418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2794" calcext:value-type="float">
            <text:p>0.000427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3898" calcext:value-type="float">
            <text:p>0.000438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5121" calcext:value-type="float">
            <text:p>0.000451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6473" calcext:value-type="float">
            <text:p>0.000464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7963" calcext:value-type="float">
            <text:p>0.00047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9602" calcext:value-type="float">
            <text:p>0.000496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51401" calcext:value-type="float">
            <text:p>0.000514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3374" calcext:value-type="float">
            <text:p>0.00053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55535" calcext:value-type="float">
            <text:p>0.000555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57901" calcext:value-type="float">
            <text:p>0.00057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6049" calcext:value-type="float">
            <text:p>0.00060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63324" calcext:value-type="float">
            <text:p>0.00063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66424" calcext:value-type="float">
            <text:p>0.000664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9818" calcext:value-type="float">
            <text:p>0.00069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73534" calcext:value-type="float">
            <text:p>0.000735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77604" calcext:value-type="float">
            <text:p>0.000776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82065" calcext:value-type="float">
            <text:p>0.000820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86958" calcext:value-type="float">
            <text:p>0.000869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92329" calcext:value-type="float">
            <text:p>0.00092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98228" calcext:value-type="float">
            <text:p>0.00098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04715" calcext:value-type="float">
            <text:p>0.001047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11854" calcext:value-type="float">
            <text:p>0.001118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1972" calcext:value-type="float">
            <text:p>0.0011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28396" calcext:value-type="float">
            <text:p>0.001283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37975" calcext:value-type="float">
            <text:p>0.00137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48564" calcext:value-type="float">
            <text:p>0.001485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60285" calcext:value-type="float">
            <text:p>0.001602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73273" calcext:value-type="float">
            <text:p>0.001732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87684" calcext:value-type="float">
            <text:p>0.001876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03695" calcext:value-type="float">
            <text:p>0.002036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21508" calcext:value-type="float">
            <text:p>0.002215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4135" calcext:value-type="float">
            <text:p>0.0024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63483" calcext:value-type="float">
            <text:p>0.002634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8206" calcext:value-type="float">
            <text:p>0.002882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15859" calcext:value-type="float">
            <text:p>0.003158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46834" calcext:value-type="float">
            <text:p>0.003468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81578" calcext:value-type="float">
            <text:p>0.003815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420604" calcext:value-type="float">
            <text:p>0.004206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464502" calcext:value-type="float">
            <text:p>0.00464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1395" calcext:value-type="float">
            <text:p>0.00513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69727" calcext:value-type="float">
            <text:p>0.005697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32732" calcext:value-type="float">
            <text:p>0.006327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04" calcext:value-type="float">
            <text:p>0.00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84728" calcext:value-type="float">
            <text:p>0.007847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76294" calcext:value-type="float">
            <text:p>0.008762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80295" calcext:value-type="float">
            <text:p>0.009802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098574" calcext:value-type="float">
            <text:p>0.010985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233265" calcext:value-type="float">
            <text:p>0.012332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386837" calcext:value-type="float">
            <text:p>0.013868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562147" calcext:value-type="float">
            <text:p>0.015621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62503" calcext:value-type="float">
            <text:p>0.017625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991731" calcext:value-type="float">
            <text:p>0.019917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254255" calcext:value-type="float">
            <text:p>0.022542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555187" calcext:value-type="float">
            <text:p>0.025551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900427" calcext:value-type="float">
            <text:p>0.029004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96765" calcext:value-type="float">
            <text:p>0.032967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752006" calcext:value-type="float">
            <text:p>0.037520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275088" calcext:value-type="float">
            <text:p>0.04275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876208" calcext:value-type="float">
            <text:p>0.048762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566939" calcext:value-type="float">
            <text:p>0.055669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360336" calcext:value-type="float">
            <text:p>0.063603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271004" calcext:value-type="float">
            <text:p>0.072710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315126" calcext:value-type="float">
            <text:p>0.083151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510405" calcext:value-type="float">
            <text:p>0.095104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875899" calcext:value-type="float">
            <text:p>0.108758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431711" calcext:value-type="float">
            <text:p>0.124317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198478" calcext:value-type="float">
            <text:p>0.141984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6196622" calcext:value-type="float">
            <text:p>0.161966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445324" calcext:value-type="float">
            <text:p>0.184453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0961192" calcext:value-type="float">
            <text:p>0.209611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756641" calcext:value-type="float">
            <text:p>0.237566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6838046" calcext:value-type="float">
            <text:p>0.268380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203781" calcext:value-type="float">
            <text:p>0.302037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842366" calcext:value-type="float">
            <text:p>0.338423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730983" calcext:value-type="float">
            <text:p>0.37730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1834668" calcext:value-type="float">
            <text:p>0.418346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106484" calcext:value-type="float">
            <text:p>0.461064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0488883" calcext:value-type="float">
            <text:p>0.504888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916293" calcext:value-type="float">
            <text:p>0.549162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9318766" calcext:value-type="float">
            <text:p>0.593187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3626291" calcext:value-type="float">
            <text:p>0.636262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7773231" calcext:value-type="float">
            <text:p>0.67773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1702293" calcext:value-type="float">
            <text:p>0.717022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5367542" calcext:value-type="float">
            <text:p>0.753675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8736145" calcext:value-type="float">
            <text:p>0.787361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1788773" calcext:value-type="float">
            <text:p>0.817887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4518823" calcext:value-type="float">
            <text:p>0.845188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21:41.022000000</dc:date>
    <meta:editing-duration>PT5M52S</meta:editing-duration>
    <meta:editing-cycles>5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